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4b298" officeooo:paragraph-rsid="0014b298"/>
    </style:style>
    <style:style style:name="P2" style:family="paragraph" style:parent-style-name="Title">
      <style:text-properties officeooo:rsid="0012a67e" officeooo:paragraph-rsid="0012a67e"/>
    </style:style>
    <style:style style:name="T1" style:family="text">
      <style:text-properties officeooo:rsid="0015a7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DMA</text:p>
      <text:p text:style-name="Subtitle">Протокол временного разделения каналов</text:p>
      <text:p text:style-name="P1"><text:span text:style-name="T1">Временный интервал</text:span> сети<text:span text:style-name="T1">(Time network interval, TNI)</text:span> составляет 1 секунду. <text:span text:style-name="T1">TNI разделен на отрезки 10 мс, назваемые временными слотами(Time slots). Защитный интервал между слотами составляет 10 мс. В результате интервал TNI содержит 50 временных слотов. Слоты нумеруются от 0 до 49. <text:s/>Размер подобран таким образом, чтобы вместить один цикл передачи данных между узлами. Максимальная длинна пакета состовляет ~5.5 мс, длина ответа ACK менее 1 мс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7:50:47.121558454</meta:creation-date>
    <meta:generator>LibreOffice/6.0.7.3$Linux_X86_64 LibreOffice_project/00m0$Build-3</meta:generator>
    <dc:date>2019-08-20T18:02:24.579143793</dc:date>
    <meta:editing-duration>PT11M35S</meta:editing-duration>
    <meta:editing-cycles>5</meta:editing-cycles>
    <meta:document-statistic meta:table-count="0" meta:image-count="0" meta:object-count="0" meta:page-count="1" meta:paragraph-count="3" meta:word-count="69" meta:character-count="485" meta:non-whitespace-character-count="418"/>
  </office:meta>
</office:document-meta>
</file>